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language-asian="de" style:country-asian="DE"/>
    </style:style>
    <style:style style:name="P4" style:parent-style-name="Standard" style:family="paragraph">
      <style:paragraph-properties fo:text-align="justify"/>
    </style:style>
    <style:style style:name="P5" style:parent-style-name="Überschrift1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T8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9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0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/>
    </style:style>
    <style:style style:name="P12" style:parent-style-name="Überschrift1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text-align="justify"/>
    </style:style>
    <style:style style:name="T18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justify"/>
    </style:style>
    <style:style style:name="T20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text-align="justify"/>
    </style:style>
    <style:style style:name="T2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justify"/>
    </style:style>
    <style:style style:name="T24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justify"/>
    </style:style>
    <style:style style:name="T2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27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justify"/>
    </style:style>
    <style:style style:name="T29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Überschrift1" style:family="paragraph">
      <style:paragraph-properties fo:text-align="justify"/>
    </style:style>
    <style:style style:name="P33" style:parent-style-name="Listenabsatz" style:list-style-name="LFO1" style:family="paragraph">
      <style:paragraph-properties fo:text-align="justify"/>
    </style:style>
    <style:style style:name="T34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35" style:parent-style-name="Listenabsatz" style:list-style-name="LFO1" style:family="paragraph">
      <style:paragraph-properties fo:text-align="justify"/>
    </style:style>
    <style:style style:name="P36" style:parent-style-name="Listenabsatz" style:list-style-name="LFO1" style:family="paragraph">
      <style:paragraph-properties fo:text-align="justify"/>
    </style:style>
    <style:style style:name="T37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38" style:parent-style-name="Listenabsatz" style:family="paragraph">
      <style:paragraph-properties fo:text-align="justify"/>
    </style:style>
    <style:style style:name="P39" style:parent-style-name="Listenabsatz" style:list-style-name="LFO2" style:family="paragraph">
      <style:paragraph-properties fo:text-align="justify" fo:margin-left="0.7416in">
        <style:tab-stops/>
      </style:paragraph-properties>
    </style:style>
    <style:style style:name="T40" style:parent-style-name="Absatz-Standardschriftart" style:family="text">
      <style:text-properties fo:font-weight="bold" style:font-weight-asian="bold"/>
    </style:style>
    <style:style style:name="T41" style:parent-style-name="Absatz-Standardschriftar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2" style:parent-style-name="Absatz-Standardschriftar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text-align="justify" fo:margin-left="0.4916in">
        <style:tab-stops/>
      </style:paragraph-properties>
    </style:style>
    <style:style style:name="P44" style:parent-style-name="Standard" style:family="paragraph">
      <style:paragraph-properties fo:text-align="justify" fo:margin-left="0.4916in">
        <style:tab-stops/>
      </style:paragraph-properties>
    </style:style>
    <style:style style:name="P45" style:parent-style-name="Standard" style:family="paragraph">
      <style:paragraph-properties fo:text-align="justify" fo:margin-left="0.4916in">
        <style:tab-stops/>
      </style:paragraph-properties>
    </style:style>
    <style:style style:name="P46" style:parent-style-name="Standard" style:family="paragraph">
      <style:paragraph-properties fo:text-align="justify" fo:margin-left="0.4916in">
        <style:tab-stops/>
      </style:paragraph-properties>
    </style:style>
    <style:style style:name="P47" style:parent-style-name="Standard" style:family="paragraph">
      <style:paragraph-properties fo:text-align="justify" fo:margin-left="0.4916in">
        <style:tab-stops/>
      </style:paragraph-properties>
    </style:style>
    <style:style style:name="P48" style:parent-style-name="Listenabsatz" style:list-style-name="LFO2" style:family="paragraph">
      <style:paragraph-properties fo:text-align="justify" fo:margin-left="0.7416in">
        <style:tab-stops/>
      </style:paragraph-properties>
    </style:style>
    <style:style style:name="T49" style:parent-style-name="Absatz-Standardschriftart" style:family="text">
      <style:text-properties fo:font-weight="bold" style:font-weight-asian="bold"/>
    </style:style>
    <style:style style:name="T50" style:parent-style-name="Absatz-Standardschriftar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text-align="justify" fo:margin-left="0.4916in">
        <style:tab-stops/>
      </style:paragraph-properties>
    </style:style>
    <style:style style:name="P52" style:parent-style-name="Standard" style:family="paragraph">
      <style:paragraph-properties fo:text-align="justify" fo:margin-left="0.4916in">
        <style:tab-stops/>
      </style:paragraph-properties>
      <style:text-properties fo:language="en" fo:country="US"/>
    </style:style>
    <style:style style:name="P53" style:parent-style-name="Standard" style:family="paragraph">
      <style:paragraph-properties fo:text-align="justify" fo:margin-left="0.4916in">
        <style:tab-stops/>
      </style:paragraph-properties>
      <style:text-properties fo:language="en" fo:country="US"/>
    </style:style>
    <style:style style:name="P54" style:parent-style-name="Listenabsatz" style:list-style-name="LFO2" style:family="paragraph">
      <style:paragraph-properties fo:text-align="justify" fo:margin-left="0.7416in">
        <style:tab-stops/>
      </style:paragraph-properties>
    </style:style>
    <style:style style:name="T55" style:parent-style-name="Absatz-Standardschriftart" style:family="text">
      <style:text-properties fo:language="en" fo:country="US"/>
    </style:style>
    <style:style style:name="T56" style:parent-style-name="Absatz-Standardschriftart" style:family="text">
      <style:text-properties fo:font-weight="bold" style:font-weight-asian="bold"/>
    </style:style>
    <style:style style:name="T57" style:parent-style-name="Absatz-Standardschriftar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text-align="justify" fo:margin-left="0.7333in">
        <style:tab-stops/>
      </style:paragraph-properties>
    </style:style>
    <style:style style:name="P59" style:parent-style-name="Standard" style:family="paragraph">
      <style:paragraph-properties fo:text-align="justify" fo:margin-left="0.4916in" fo:text-indent="0.2416in">
        <style:tab-stops/>
      </style:paragraph-properties>
    </style:style>
    <style:style style:name="P60" style:parent-style-name="Standard" style:family="paragraph">
      <style:paragraph-properties fo:text-align="justify"/>
    </style:style>
    <style:style style:name="P61" style:parent-style-name="Überschrift1" style:family="paragraph">
      <style:paragraph-properties fo:text-align="justify"/>
    </style:style>
    <style:style style:name="P62" style:parent-style-name="Listenabsatz" style:list-style-name="LFO3" style:family="paragraph">
      <style:paragraph-properties fo:text-align="justify"/>
    </style:style>
    <style:style style:name="P63" style:parent-style-name="Listenabsatz" style:list-style-name="LFO3" style:family="paragraph">
      <style:paragraph-properties fo:text-align="justify"/>
    </style:style>
    <style:style style:name="P64" style:parent-style-name="Listenabsatz" style:list-style-name="LFO3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as Patenschaftsprinzip in der Auftragsabwicklung als Säule der<text:s/><text:span text:style-name="T2">betrieblichen Weiterbildung</text:span></text:p>
      <text:p text:style-name="Untertitel">vorgestellt von Markus Leitz<text:s/><text:tab/><text:tab/><text:tab/>Dienstag, 7. Februar 2017</text:p>
      <text:p text:style-name="Untertitel"><text:s/><text:span text:style-name="T3"><draw:frame draw:style-name="a0" draw:name="Grafik 1" text:anchor-type="as-char" svg:x="0in" svg:y="0in" svg:width="0.91667in" svg:height="0.32292in" style:rel-width="scale" style:rel-height="scale"><draw:image xlink:href="media/image1.png" xlink:type="simple" xlink:show="embed" xlink:actuate="onLoad"/><svg:title/><svg:desc>Creative Commons Lizenzvertrag</svg:desc></draw:frame></text:span></text:p>
      <text:p text:style-name="P4"/>
      <text:h text:style-name="P5" text:outline-level="1">Grundprinzip</text:h>
      <text:p text:style-name="P6"/>
      <text:p text:style-name="P7">Nach Auftragserteilung <text:s/>wird ein <text:s/>Team <text:s/>aus<text:s/>je<text:s/><text:span text:style-name="T8">einem</text:span><text:s/>Mitarbeiter(in) <text:s/><text:span text:style-name="T9">pro</text:span><text:s/>Abteilung zusammengestellt, Dieses Team bleibt über die gesamte Lebensdauer des Auftrages (Erteilung- Fertigung – Abnahme- Auslieferung- Serviceeinsätze – Verschrottung) bestehen. Die Teammitglieder sind<text:s/><text:span text:style-name="T10">nicht</text:span><text:s/>zwingenderweise<text:s/>mit direkten, operativen <text:s/>Arbeiten an der Auftragsabwicklung beteiligt. <text:s/>Im Sinne einer Patenschaft sollte das Ziel einer Fürsorgepflicht der Gruppe gegenüber dem Auftrag / Kunden/Gerät <text:s/>angestrebt werden.<text:s/></text:p>
      <text:p text:style-name="P11"/>
      <text:h text:style-name="P12" text:outline-level="1">Eigenschaften</text:h>
      <text:p text:style-name="P13"/>
      <text:p text:style-name="P14">Das vorgeschlagene Prinzip zeichnet sich durch <text:s/>folgende Vorteile aus:</text:p>
      <text:p text:style-name="P15">+ es schafft<text:s/><text:span text:style-name="T16">Teilhabe und Identifikation</text:span><text:s/>für <text:s/>etwas <text:s/>Konkretes</text:p>
      <text:p text:style-name="P17">+ es<text:s/><text:span text:style-name="T18">verteilt</text:span><text:s/>die Teilhabe und <text:s text:c="2"/>Identifikation auf mehrere Schultern</text:p>
      <text:p text:style-name="P19">+ es steigert die<text:s/><text:span text:style-name="T20">Qualität</text:span><text:s/>durch die heterogene Ausrichtung <text:s/>der Gruppe (verschiedene<text:s/>Blickwinkel auf dieselbe Sache)</text:p>
      <text:p text:style-name="P21">+ es fördert <text:s/>die interdisziplinäre<text:s/><text:span text:style-name="T22">Zusammenarbeit</text:span></text:p>
      <text:p text:style-name="P23">+ es transferiert internes Know- How und verbreitert somit die<text:s/><text:span text:style-name="T24">Wissensbasis</text:span></text:p>
      <text:p text:style-name="P25">+ im Eskalationsfall (After-Sales) kann auf <text:s/>das Team Rückgriff genommen werden. Die<text:s/><text:span text:style-name="T26">Reaktionsze</text:span><text:span text:style-name="T27">iten</text:span><text:s/>werden minimiert.</text:p>
      <text:p text:style-name="P28">+ es bietet die Chance der internen<text:s/><text:span text:style-name="T29">Weiterbildung</text:span><text:s text:c="2"/>des einzelnen Teammitglieds.</text:p>
      <text:p text:style-name="P30">+ es optimiert die interne Netzwerkbildung. („.. ich kenne jemanden in meiner Abteilung, den ich zu diesem Problem fragen kann“)</text:p>
      <text:p text:style-name="P31"/>
      <text:h text:style-name="P32" text:outline-level="1">Ablaufregeln</text:h>
      <text:p text:style-name="Standard"/>
      <text:list text:style-name="LFO1" text:continue-numbering="true">
        <text:list-item>
          <text:p text:style-name="P33">Jeder<text:s/>Abteilungsleiter entsendet einen Mitarbeiter in das Team. Die persönliche Qualifikation/Erfahrung steht <text:s/>hierbei<text:s/><text:span text:style-name="T34">nicht</text:span><text:s/>im Vordergrund. <text:s/>Auf gleichmäßige Verteilung innerhalb der Abteilung muss geachtet werden. <text:s/>Ein einfaches Rotationsprinzip sollte <text:s/>hier in den <text:s/>meisten Fällen genügen.</text:p>
        </text:list-item>
        <text:list-item>
          <text:p text:style-name="P35">jedes Team bestimmt einen <text:s/>Moderator aus der Gruppe der Teammitglieder mit den <text:s/>wenigsten anderweitigen <text:s/>Moderatoren –Aufgaben<text:s/></text:p>
        </text:list-item>
        <text:list-item>
          <text:p text:style-name="P36">Das Team trifft sich <text:s/><text:span text:style-name="T37">mindestens</text:span><text:s text:c="3"/>zu drei verschiedenen Zeitpunkten:</text:p>
        </text:list-item>
      </text:list>
      <text:p text:style-name="P38"/>
      <text:list text:style-name="LFO2" text:continue-numbering="true">
        <text:list-item>
          <text:p text:style-name="P39">nach Auftragseingang<text:span text:style-name="T40"><text:s/>: <text:s/></text:span><text:span text:style-name="T41">La</text:span><text:span text:style-name="T42">unch</text:span></text:p>
        </text:list-item>
      </text:list>
      <text:p text:style-name="P43">Es wird ein Überblick über den Auftrag gegeben.<text:s/></text:p>
      <text:p text:style-name="P44">+ Infos zur Gerätekonfiguration</text:p>
      <text:p text:style-name="P45">+ Infos zur <text:s/>Kundenanwendung</text:p>
      <text:p text:style-name="P46"><text:s/>Eventuelle Besonderheiten und mögliche Probleme können an dieser Stelle besprochen <text:s/>werden.</text:p>
      <text:p text:style-name="P47">Zeitvorgabe : max. 30 Minuten<text:s/></text:p>
      <text:list text:style-name="LFO2" text:continue-numbering="true">
        <text:list-item>
          <text:p text:style-name="P48">vor der Versendung des Gerätes<text:span text:style-name="T49"><text:s/>: <text:s/></text:span><text:span text:style-name="T50">Confirmation</text:span></text:p>
        </text:list-item>
      </text:list>
      <text:p text:style-name="P51">Vor diesem Treffen hat jedes Teammitglied das Gerät / Auftrag persönlich <text:s text:c="2"/>mindestens einmal <text:s/>persönlich in Augenschein genommen. Jedes <text:s/>Teammitglied berichtet <text:s/>ob <text:s/>und <text:s/>was <text:s/>es seit dem ersten Treffen bzgl. des Auftrages <text:s/>für<text:s/>ihn zu tun gab. Jedes Teammitglied hat Gelegenheit sich zum Status zu äußern. <text:s/>Am Ende sollte im Idealfall eine Bestätigung <text:s/>stehen.</text:p>
      <text:p text:style-name="P52">( confirmation to ship )<text:s/></text:p>
      <text:p text:style-name="P53">Zeitvorgabe: pro Teammitglied max. 5 Minuten</text:p>
      <text:list text:style-name="LFO2" text:continue-numbering="true">
        <text:list-item>
          <text:p text:style-name="P54"><text:span text:style-name="T55"><text:s/></text:span>nach Installation / Auslieferung<text:span text:style-name="T56"><text:s/>:<text:s/></text:span><text:span text:style-name="T57">Reminder</text:span></text:p>
        </text:list-item>
      </text:list>
      <text:p text:style-name="P58">Das Feedback bzgl. der <text:s/>Auslieferung <text:s/>/ Inbetriebnahme (Besuchsbericht) <text:s/>wird <text:s/>vorgestellt. <text:s text:c="2"/>Eventuelle Nacharbeiten werden besprochen und in die Abteilungen übertragen.</text:p>
      <text:p text:style-name="P59">Zeitvorgabe : max. 30 Minuten<text:s/></text:p>
      <text:p text:style-name="P60"/>
      <text:soft-page-break/>
      <text:h text:style-name="P61" text:outline-level="1">Aufgabe des Moderators</text:h>
      <text:list text:style-name="LFO3" text:continue-numbering="true">
        <text:list-item>
          <text:p text:style-name="P62">Er organisiert die Teammeetings.<text:s/>(Einladungen)</text:p>
        </text:list-item>
        <text:list-item>
          <text:p text:style-name="P63">Er sorgt für die Einhaltung der Zeitvorgaben bei den Treffen<text:s/></text:p>
        </text:list-item>
        <text:list-item>
          <text:p text:style-name="P64">Er kann beim Auftragsmeeting <text:s/>eingeladen werden<text:s/></text:p>
        </text:list-item>
      </text:list>
      <text:p text:style-name="P65"/>
      <text:p text:style-name="P66"/>
      <text:h text:style-name="Überschrift1" text:outline-level="1">Disclaimer</text:h>
      <text:p text:style-name="Standard">Das Patenschaftsprinzip in der Auftragsabwicklung als Säule der betrieblichen Weiterbildung</text:p>
      <text:p text:style-name="Standard"><text:s/>von Markus Leitz</text:p>
      <text:p text:style-name="Standard"><text:s/>ist lizenziert unter einer<text:s/><text:a xlink:href="http://creativecommons.org/licenses/by-nc-sa/4.0/" office:target-frame-name="_top" xlink:show="replace"><text:span text:style-name="Hyperlink">Creative Commons Namensnennung - Nicht-kommerziell - Weitergabe unter gleichen Bedingungen 4.0 International Lizenz</text:span></text:a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mbria" style:font-name-asian="Times New Roman" fo:color="#243F6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mbria" style:font-name-asian="Times New Roman" fo:font-style="italic" style:font-style-asian="italic" style:font-style-complex="italic" fo:color="#243F6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mbria" style:font-name-asian="Times New Roman" fo:font-style="italic" style:font-style-asian="italic" style:font-style-complex="italic" fo:color="#40404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mbria" style:font-name-asian="Times New Roman" fo:color="#404040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mbria" style:font-name-asian="Times New Roman" fo:font-style="italic" style:font-style-asian="italic" style:font-style-complex="italic" fo:color="#404040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Überschrift4Zchn" style:display-name="Überschrift 4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Überschrift5Zchn" style:display-name="Überschrift 5 Zchn" style:family="text" style:parent-style-name="Absatz-Standardschriftart">
      <style:text-properties style:font-name="Cambria" style:font-name-asian="Times New Roman" style:font-name-complex="Times New Roman" fo:color="#243F60"/>
    </style:style>
    <style:style style:name="Überschrift6Zchn" style:display-name="Überschrift 6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Überschrift7Zchn" style:display-name="Überschrift 7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Überschrift8Zchn" style:display-name="Überschrift 8 Zchn" style:family="text" style:parent-style-name="Absatz-Standardschriftar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Überschrift9Zchn" style:display-name="Überschrift 9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Untertitel" style:display-name="Untertitel" style:family="paragraph" style:parent-style-name="Standard" style:next-style-name="Standard">
      <style:text-properties style:font-name="Cambria" style:font-name-asian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UntertitelZchn" style:display-name="Untertitel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itz, Markus</meta:initial-creator>
    <dc:creator>Leitz, Markus</dc:creator>
    <meta:creation-date>2017-02-07T09:39:00Z</meta:creation-date>
    <dc:date>2017-02-07T09:39:00Z</dc:date>
    <meta:template xlink:href="Normal.dotm" xlink:type="simple"/>
    <meta:editing-cycles>2</meta:editing-cycles>
    <meta:editing-duration>PT0S</meta:editing-duration>
    <meta:document-statistic meta:page-count="3" meta:paragraph-count="6" meta:word-count="476" meta:character-count="3476" meta:row-count="25" meta:non-whitespace-character-count="3006"/>
  </office:meta>
</office:document-meta>
</file>